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TxP</math:mi>
        <math:mo math:stretchy="false">=</math:mo>
        <math:mfrac>
          <math:mrow>
            <math:mi math:fontstyle="italic">Temps</math:mi>
            <math:mi/>
            <math:mi math:fontstyle="italic">Net</math:mi>
          </math:mrow>
          <math:mrow>
            <math:mi math:fontstyle="italic">Temps</math:mi>
            <math:mi/>
            <math:mi math:fontstyle="italic">Brut</math:mi>
          </math:mrow>
        </math:mfrac>
      </math:mrow>
      <math:mo math:stretchy="false">=</math:mo>
      <math:mfrac>
        <math:mi math:fontstyle="italic">T.N</math:mi>
        <math:mi math:fontstyle="italic">T.B</math:mi>
      </math:mfrac>
    </math:mrow>
    <math:annotation math:encoding="StarMath 5.0">TxP = {Temps~Net} over {Temps~Brut} ={T.N} over {T.B}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